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39cm" fo:min-width="3.818cm"/>
    </style:style>
    <style:style style:name="gr2" style:family="graphic" style:parent-style-name="standard">
      <style:graphic-properties draw:textarea-horizontal-align="justify" draw:textarea-vertical-align="middle" draw:auto-grow-height="false" fo:min-height="0.559cm" fo:min-width="3.541cm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1.278cm"/>
    </style:style>
    <style:style style:name="gr4" style:family="graphic" style:parent-style-name="standard">
      <style:graphic-properties draw:textarea-horizontal-align="justify" draw:textarea-vertical-align="middle" draw:auto-grow-height="false" fo:min-height="1.097cm" fo:min-width="5.159cm"/>
    </style:style>
    <style:style style:name="gr5" style:family="graphic" style:parent-style-name="standard">
      <style:graphic-properties draw:textarea-horizontal-align="justify" draw:textarea-vertical-align="middle" draw:auto-grow-height="false" fo:min-height="0.87cm" fo:min-width="4.458cm"/>
    </style:style>
    <style:style style:name="gr6" style:family="graphic" style:parent-style-name="standard">
      <style:graphic-properties draw:textarea-horizontal-align="justify" draw:textarea-vertical-align="middle" draw:auto-grow-height="false" fo:min-height="2.1cm" fo:min-width="1.85cm"/>
    </style:style>
    <style:style style:name="gr7" style:family="graphic" style:parent-style-name="standard">
      <style:graphic-properties draw:textarea-horizontal-align="justify" draw:textarea-vertical-align="middle" draw:auto-grow-height="false" fo:min-height="0.639cm" fo:min-width="6.231cm"/>
    </style:style>
    <style:style style:name="gr8" style:family="graphic" style:parent-style-name="standard">
      <style:graphic-properties draw:textarea-horizontal-align="justify" draw:textarea-vertical-align="middle" draw:auto-grow-height="false" fo:min-height="0.639cm" fo:min-width="4.453cm"/>
    </style:style>
    <style:style style:name="gr9" style:family="graphic" style:parent-style-name="standard">
      <style:graphic-properties draw:textarea-horizontal-align="justify" draw:textarea-vertical-align="middle" draw:auto-grow-height="false" fo:min-height="0.639cm" fo:min-width="5.215cm"/>
    </style:style>
    <style:style style:name="gr10" style:family="graphic" style:parent-style-name="standard">
      <style:graphic-properties draw:textarea-horizontal-align="justify" draw:textarea-vertical-align="middle" draw:auto-grow-height="false" fo:min-height="1.593cm" fo:min-width="1.406cm"/>
    </style:style>
    <style:style style:name="gr11" style:family="graphic" style:parent-style-name="standard">
      <style:graphic-properties draw:textarea-horizontal-align="justify" draw:textarea-vertical-align="middle" draw:auto-grow-height="false" fo:min-height="0.379cm" fo:min-width="3.99cm"/>
    </style:style>
    <style:style style:name="gr12" style:family="graphic" style:parent-style-name="standard">
      <style:graphic-properties draw:stroke="none" svg:stroke-color="#000000" draw:fill="none" draw:fill-color="#ffffff" fo:min-height="0.712cm"/>
    </style:style>
    <style:style style:name="gr13" style:family="graphic" style:parent-style-name="standard">
      <style:graphic-properties draw:stroke="none" svg:stroke-color="#000000" draw:fill="none" draw:fill-color="#ffffff" fo:min-height="0.89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8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0pt" style:font-size-asian="18pt" style:font-size-complex="18pt"/>
    </style:style>
    <style:style style:name="P5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4.318cm" svg:height="0.889cm" svg:x="15.351cm" svg:y="3.667cm">
          <text:p text:style-name="P1">count = 1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5.715cm" svg:height="1.143cm" svg:x="14.716cm" svg:y="1.25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3.556cm" svg:height="3.556cm" svg:x="5.445cm" svg:y="9.255cm">
          <text:p text:style-name="P1">Is count</text:p>
          <text:p text:style-name="P1"><text:s/>% 2 =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8.001cm" svg:height="1.905cm" svg:x="-8.652cm" svg:y="20.177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7.874cm" svg:height="1.778cm" svg:x="-8.398cm" svg:y="5.064cm">
          <text:p text:style-name="P1">Inpu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7.874cm" svg:height="1.778cm" svg:x="-8.779cm" svg:y="8.366cm">
          <text:p text:style-name="P1">Output</text:p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4.699cm" svg:height="4.699cm" svg:x="-7.636cm" svg:y="12.049cm">
          <text:p text:style-name="P1">Is state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xml:id="id7" draw:id="id7" draw:layer="layout" svg:width="6.731cm" svg:height="0.889cm" svg:x="12.81cm" svg:y="14.462cm">
          <text:p text:style-name="P1">print count</text:p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xml:id="id8" draw:id="id8" draw:layer="layout" svg:width="4.953cm" svg:height="0.889cm" svg:x="14.322cm" svg:y="8.397cm">
          <text:p text:style-name="P1">count = count + 1</text:p>
          <draw:enhanced-geometry svg:viewBox="0 0 21600 21600" draw:type="rectangle" draw:enhanced-path="M 0 0 L 21600 0 21600 21600 0 21600 0 0 Z N"/>
        </draw:custom-shape>
        <draw:custom-shape draw:style-name="gr9" draw:text-style-name="P1" xml:id="id6" draw:id="id6" draw:layer="layout" svg:width="5.715cm" svg:height="0.889cm" svg:x="4.429cm" svg:y="21.828cm">
          <text:p text:style-name="P1">count = count + 1</text:p>
          <draw:enhanced-geometry svg:viewBox="0 0 21600 21600" draw:type="rectangle" draw:enhanced-path="M 0 0 L 21600 0 21600 21600 0 21600 0 0 Z N"/>
        </draw:custom-shape>
        <draw:custom-shape draw:style-name="gr10" draw:text-style-name="P1" xml:id="id1" draw:id="id1" draw:layer="layout" svg:width="3.81cm" svg:height="3.683cm" svg:x="2.27cm" svg:y="2.27cm">
          <text:p text:style-name="P1">Is count</text:p>
          <text:p text:style-name="P1"><text:s/>&lt;= 10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xml:id="id2" draw:id="id2" draw:layer="layout" svg:width="6.35cm" svg:height="0.889cm" svg:x="2.27cm" svg:y="24.749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3.556cm" svg:height="0.962cm" draw:transform="rotate (-1.56014981835773) translate (2.867cm 6.08cm)">
          <draw:text-box>
            <text:p><text:span text:style-name="T1">TRUE</text:span></text:p>
          </draw:text-box>
        </draw:frame>
        <draw:frame draw:style-name="gr13" draw:text-style-name="P2" draw:layer="layout" svg:width="3.048cm" svg:height="1.143cm" svg:x="1.127cm" svg:y="1cm">
          <draw:text-box>
            <text:p><text:span text:style-name="T1">FALSE</text:span></text:p>
          </draw:text-box>
        </draw:frame>
        <draw:connector draw:style-name="gr14" draw:text-style-name="P3" draw:layer="layout" draw:line-skew="0cm -0.769cm" svg:x1="4.175cm" svg:y1="2.27cm" svg:x2="2.27cm" svg:y2="25.193cm" draw:start-shape="id1" draw:start-glue-point="4" draw:end-shape="id2" draw:end-glue-point="6" svg:d="M4175 2270v-502h-3175v23425h1270" svg:viewBox="0 0 3176 23426">
          <text:p/>
        </draw:connector>
        <draw:connector draw:style-name="gr14" draw:text-style-name="P3" draw:layer="layout" svg:x1="15.351cm" svg:y1="4.111cm" svg:x2="6.08cm" svg:y2="4.111cm" draw:start-shape="id3" draw:start-glue-point="3" draw:end-shape="id1" svg:d="M15351 4111h-9271" svg:viewBox="0 0 9272 1">
          <text:p/>
        </draw:connector>
        <draw:connector draw:style-name="gr14" draw:text-style-name="P3" draw:layer="layout" svg:x1="17.573cm" svg:y1="2.397cm" svg:x2="17.51cm" svg:y2="3.667cm" draw:start-shape="id4" draw:start-glue-point="8" draw:end-shape="id3" draw:end-glue-point="0" svg:d="M17573 2397v635h-63v635" svg:viewBox="0 0 64 1271">
          <text:p/>
        </draw:connector>
        <draw:connector draw:style-name="gr14" draw:text-style-name="P3" draw:layer="layout" svg:x1="2.27cm" svg:y1="4.111cm" svg:x2="5.445cm" svg:y2="11.033cm" draw:start-shape="id1" draw:start-glue-point="5" draw:end-shape="id5" draw:end-glue-point="5" svg:d="M2270 4111h-501v6922h3676" svg:viewBox="0 0 3677 6923">
          <text:p/>
        </draw:connector>
        <draw:frame draw:style-name="gr12" draw:text-style-name="P2" draw:layer="layout" svg:width="2.413cm" svg:height="0.962cm" svg:x="10.144cm" svg:y="17.51cm">
          <draw:text-box>
            <text:p><text:span text:style-name="T1">TRUE</text:span></text:p>
          </draw:text-box>
        </draw:frame>
        <draw:connector draw:style-name="gr14" draw:text-style-name="P3" draw:layer="layout" svg:x1="7.223cm" svg:y1="12.811cm" svg:x2="7.286cm" svg:y2="21.828cm" draw:start-shape="id5" draw:start-glue-point="6" draw:end-shape="id6" svg:d="M7223 12811v4509h63v4508" svg:viewBox="0 0 64 9018">
          <text:p/>
        </draw:connector>
        <draw:connector draw:style-name="gr14" draw:text-style-name="P3" draw:layer="layout" svg:x1="16.177cm" svg:y1="14.462cm" svg:x2="16.798cm" svg:y2="9.286cm" draw:start-shape="id7" draw:start-glue-point="5" draw:end-shape="id8" draw:end-glue-point="2" svg:d="M16177 14462v-2589h621v-2587" svg:viewBox="0 0 622 5177">
          <text:p/>
        </draw:connector>
        <draw:connector draw:style-name="gr14" draw:text-style-name="P3" draw:layer="layout" svg:x1="14.322cm" svg:y1="8.841cm" svg:x2="4.175cm" svg:y2="5.953cm" draw:start-shape="id8" draw:start-glue-point="3" draw:end-shape="id1" draw:end-glue-point="6" svg:d="M14322 8841h-10147v-2888" svg:viewBox="0 0 10148 2889">
          <text:p/>
        </draw:connector>
        <draw:frame draw:style-name="gr13" draw:text-style-name="P2" draw:layer="layout" svg:width="3.048cm" svg:height="1.143cm" svg:x="4.81cm" svg:y="15.224cm">
          <draw:text-box>
            <text:p><text:span text:style-name="T1">FALSE</text:span></text:p>
          </draw:text-box>
        </draw:frame>
        <draw:connector draw:style-name="gr14" draw:text-style-name="P3" draw:layer="layout" draw:line-skew="9.946cm -6.794cm" svg:x1="10.144cm" svg:y1="22.272cm" svg:x2="4.175cm" svg:y2="5.953cm" draw:start-shape="id6" draw:start-glue-point="1" draw:end-shape="id1" draw:end-glue-point="6" svg:d="M10144 22272h10446v-15176h-16415v-1143" svg:viewBox="0 0 16416 16320">
          <text:p/>
        </draw:connector>
        <draw:frame draw:style-name="gr15" draw:text-style-name="P5" draw:layer="layout" svg:width="5.747cm" svg:height="1.08cm" svg:x="14.843cm" svg:y="25.86cm">
          <draw:text-box>
            <text:p text:style-name="P4"><text:span text:style-name="T2">Shelby Jordan</text:span></text:p>
            <text:p text:style-name="P4"><text:span text:style-name="T2">COSC 1336 - Project 7 flow chart</text:span></text:p>
          </draw:text-box>
        </draw:frame>
        <draw:connector draw:style-name="gr14" draw:text-style-name="P3" draw:layer="layout" draw:line-skew="-1.016cm 2.547cm" svg:x1="9.001cm" svg:y1="11.033cm" svg:x2="16.177cm" svg:y2="15.351cm" draw:start-shape="id5" draw:start-glue-point="7" draw:end-shape="id7" draw:end-glue-point="8" svg:d="M9001 11033h889v7366h6287v-3048" svg:viewBox="0 0 7177 736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16:34:46.811000000</meta:creation-date>
    <dc:date>2017-02-28T17:03:31.925000000</dc:date>
    <meta:editing-duration>PT27M14S</meta:editing-duration>
    <meta:editing-cycles>5</meta:editing-cycles>
    <meta:generator>LibreOffice/4.4.2.2$Windows_x86 LibreOffice_project/c4c7d32d0d49397cad38d62472b0bc8acff48dd6</meta:generator>
    <meta:document-statistic meta:object-count="26"/>
  </office:meta>
</office:document-meta>
</file>